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,Bold" svg:font-family="'Calibri,Bold'" style:font-family-generic="roman" style:font-pitch="variable"/>
    <style:font-face style:name="Calibri,BoldItalic" svg:font-family="'Calibri,BoldItalic'" style:font-family-generic="roman" style:font-pitch="variable"/>
    <style:font-face style:name="Calibri,Italic" svg:font-family="'Calibri,Italic'" style:font-family-generic="roman" style:font-pitch="variable"/>
    <style:font-face style:name="CourierNew" svg:font-family="CourierNew" style:font-family-generic="roman" style:font-pitch="variable"/>
    <style:font-face style:name="CourierNew,Italic" svg:font-family="'CourierNew,Italic'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Bold" svg:font-family="'SegoeUI,Bold'" style:font-family-generic="roman" style:font-pitch="variable"/>
    <style:font-face style:name="SegoeUI,Italic" svg:font-family="'SegoeUI,Italic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start" style:justify-single-word="false"/>
      <style:text-properties style:font-name="SegoeUI" fo:font-size="9.5pt" fo:font-weight="bold" style:font-size-asian="9.5pt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,Bold" fo:font-size="17pt" fo:font-weight="bold" style:font-size-asian="17pt" style:font-weight-asian="bold"/>
    </style:style>
    <style:style style:name="P5" style:family="paragraph" style:parent-style-name="Standard">
      <style:paragraph-properties fo:text-align="start" style:justify-single-word="false"/>
      <style:text-properties style:font-name="Calibri,Bold" fo:font-size="17pt" fo:font-weight="bold" officeooo:rsid="001a78dd" officeooo:paragraph-rsid="001a78dd" style:font-size-asian="17pt" style:font-weight-asian="bold"/>
    </style:style>
    <style:style style:name="P6" style:family="paragraph" style:parent-style-name="Standard">
      <style:paragraph-properties fo:text-align="start" style:justify-single-word="false"/>
      <style:text-properties style:font-name="Calibri,Bold" fo:font-size="21pt" fo:font-weight="bold" style:font-size-asian="21pt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Calibri,Bold" fo:font-size="11pt" fo:font-weight="bold" style:font-size-asian="11pt" style:font-weight-asian="bold"/>
    </style:style>
    <style:style style:name="P8" style:family="paragraph" style:parent-style-name="Standard">
      <style:text-properties style:font-name="SegoeUI" fo:font-size="11pt" style:font-size-asian="11pt"/>
    </style:style>
    <style:style style:name="P9" style:family="paragraph" style:parent-style-name="Standard">
      <style:paragraph-properties fo:text-align="start" style:justify-single-word="false"/>
      <style:text-properties style:font-name="SegoeUI" fo:font-size="11pt" style:font-size-asian="11pt"/>
    </style:style>
    <style:style style:name="P10" style:family="paragraph" style:parent-style-name="Standard">
      <style:paragraph-properties fo:text-align="start" style:justify-single-word="false"/>
      <style:text-properties style:font-name="SegoeUI" fo:font-size="10pt" style:font-size-asian="10pt"/>
    </style:style>
    <style:style style:name="P11" style:family="paragraph" style:parent-style-name="Standard">
      <style:paragraph-properties fo:text-align="start" style:justify-single-word="false"/>
      <style:text-properties style:font-name="SegoeUI" fo:font-size="9.5pt" style:font-size-asian="9.5pt"/>
    </style:style>
    <style:style style:name="P12" style:family="paragraph" style:parent-style-name="Standard">
      <style:paragraph-properties fo:text-align="start" style:justify-single-word="false"/>
      <style:text-properties style:font-name="Calibri,BoldItalic"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text-properties style:font-name="CourierNew" fo:font-size="9pt" style:font-size-asian="9pt"/>
    </style:style>
    <style:style style:name="P14" style:family="paragraph" style:parent-style-name="Standard">
      <style:paragraph-properties fo:text-align="start" style:justify-single-word="false"/>
      <style:text-properties style:font-name="CourierNew" fo:font-size="9pt" style:font-size-asian="9pt"/>
    </style:style>
    <style:style style:name="P15" style:family="paragraph" style:parent-style-name="Standard">
      <style:paragraph-properties fo:text-align="start" style:justify-single-word="false"/>
      <style:text-properties style:font-name="CourierNew" fo:font-size="11pt" style:font-size-asian="11pt"/>
    </style:style>
    <style:style style:name="P16" style:family="paragraph" style:parent-style-name="Standard">
      <style:paragraph-properties fo:text-align="start" style:justify-single-word="false"/>
      <style:text-properties style:font-name="SegoeUI,Italic" fo:font-size="10pt" fo:font-style="italic" style:font-size-asian="10pt" style:font-style-asian="italic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New" fo:font-size="9pt" style:font-size-asian="9pt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New" fo:font-size="11pt" style:font-size-asian="11pt"/>
    </style:style>
    <style:style style:name="P19" style:family="paragraph" style:parent-style-name="Standard">
      <style:text-properties fo:color="#000000" style:font-name="SegoeUI" fo:font-size="11pt" style:font-size-asian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SegoeUI" fo:font-size="11pt" style:font-size-asian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,Bold" fo:font-size="21pt" fo:font-weight="bold" style:font-size-asian="21pt" style:font-weight-asian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,Bold" fo:font-size="17pt" fo:font-weight="bold" style:font-size-asian="17pt" style:font-weight-asian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SegoeUI,Italic" fo:font-size="10pt" fo:font-style="italic" style:font-size-asian="10pt" style:font-style-asian="italic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1cfafe"/>
    </style:style>
    <style:style style:name="P26" style:family="paragraph" style:parent-style-name="Standard">
      <style:paragraph-properties fo:text-align="start" style:justify-single-word="false"/>
      <style:text-properties style:font-name="CourierNew" fo:font-size="11pt" officeooo:paragraph-rsid="001cfafe" style:font-size-asian="11pt"/>
    </style:style>
    <style:style style:name="T1" style:family="text">
      <style:text-properties style:font-name="Calibri,Bold" fo:font-size="11pt" fo:font-weight="bold" style:font-size-asian="11pt" style:font-weight-asian="bold"/>
    </style:style>
    <style:style style:name="T2" style:family="text">
      <style:text-properties style:font-name="SegoeUI"/>
    </style:style>
    <style:style style:name="T3" style:family="text">
      <style:text-properties style:font-name="SegoeUI" fo:font-size="11pt" style:font-size-asian="11pt"/>
    </style:style>
    <style:style style:name="T4" style:family="text">
      <style:text-properties style:font-name="SegoeUI" fo:font-size="11pt" officeooo:rsid="001cfafe" style:font-size-asian="11pt"/>
    </style:style>
    <style:style style:name="T5" style:family="text">
      <style:text-properties style:font-name="SegoeUI" fo:font-size="9pt" style:font-size-asian="9pt"/>
    </style:style>
    <style:style style:name="T6" style:family="text">
      <style:text-properties style:font-name="SegoeUI" fo:font-size="10pt" style:font-size-asian="10pt"/>
    </style:style>
    <style:style style:name="T7" style:family="text">
      <style:text-properties style:font-name="CourierNew" fo:font-size="11pt" style:font-size-asian="11pt"/>
    </style:style>
    <style:style style:name="T8" style:family="text">
      <style:text-properties style:font-name="CourierNew" fo:font-size="11pt" officeooo:rsid="001cfafe" style:font-size-asian="11pt"/>
    </style:style>
    <style:style style:name="T9" style:family="text">
      <style:text-properties style:font-name="CourierNew" fo:font-size="10pt" style:font-size-asian="10pt"/>
    </style:style>
    <style:style style:name="T10" style:family="text">
      <style:text-properties style:font-name="CourierNew" fo:font-size="9pt" style:font-size-asian="9pt"/>
    </style:style>
    <style:style style:name="T11" style:family="text">
      <style:text-properties style:font-name="Calibri,BoldItalic" fo:font-size="11pt" fo:font-style="italic" fo:font-weight="bold" style:font-size-asian="11pt" style:font-style-asian="italic" style:font-weight-asian="bold"/>
    </style:style>
    <style:style style:name="T12" style:family="text">
      <style:text-properties fo:color="#000000" style:font-name="CourierNew" fo:font-size="11pt" style:font-size-asian="11pt"/>
    </style:style>
    <style:style style:name="T13" style:family="text">
      <style:text-properties fo:color="#000000" style:font-name="CourierNew" fo:font-size="9pt" style:font-size-asian="9pt"/>
    </style:style>
    <style:style style:name="T14" style:family="text">
      <style:text-properties fo:color="#000000" style:font-name="SegoeUI" fo:font-size="11pt" style:font-size-asian="11pt"/>
    </style:style>
    <style:style style:name="T15" style:family="text">
      <style:text-properties fo:color="#000000" style:font-name="SegoeUI" fo:font-size="10pt" style:font-size-asian="10pt"/>
    </style:style>
    <style:style style:name="T16" style:family="text">
      <style:text-properties fo:color="#000000" style:font-name="SegoeUI,Bold" fo:font-size="11pt" fo:font-weight="bold" style:font-size-asian="11pt" style:font-weight-asian="bold"/>
    </style:style>
    <style:style style:name="T17" style:family="text">
      <style:text-properties fo:color="#000000" style:font-name="SegoeUI,Bold" fo:font-size="9pt" fo:font-weight="bold" style:font-size-asian="9pt" style:font-weight-asian="bold"/>
    </style:style>
    <style:style style:name="T18" style:family="text">
      <style:text-properties fo:color="#000000" style:font-name="Calibri,BoldItalic" fo:font-size="11pt" fo:font-style="italic" fo:font-weight="bold" style:font-size-asian="11pt" style:font-style-asian="italic" style:font-weight-asian="bold"/>
    </style:style>
    <style:style style:name="T19" style:family="text">
      <style:text-properties fo:color="#000000" style:font-name="SegoeUI,Italic" fo:font-size="10pt" fo:font-style="italic" style:font-size-asian="10pt" style:font-style-asian="italic"/>
    </style:style>
    <style:style style:name="T20" style:family="text">
      <style:text-properties fo:color="#000000" style:font-name="SegoeUI,Italic" fo:font-size="11pt" fo:font-style="italic" style:font-size-asian="11pt" style:font-style-asian="italic"/>
    </style:style>
    <style:style style:name="T21" style:family="text">
      <style:text-properties fo:color="#000000" style:font-name="CourierNew,Italic" fo:font-size="10pt" fo:font-style="italic" style:font-size-asian="10pt" style:font-style-asian="italic"/>
    </style:style>
    <style:style style:name="T22" style:family="text">
      <style:text-properties fo:color="#0000ff" style:font-name="SegoeUI" fo:font-size="10pt" style:font-size-asian="10pt"/>
    </style:style>
    <style:style style:name="T23" style:family="text">
      <style:text-properties fo:color="#0000ff" style:font-name="SegoeUI" fo:font-size="11pt" style:font-size-asian="11pt"/>
    </style:style>
    <style:style style:name="T24" style:family="text">
      <style:text-properties fo:color="#0000ff" style:font-name="SegoeUI,Italic" fo:font-size="10pt" fo:font-style="italic" style:font-size-asian="10pt" style:font-style-asian="italic"/>
    </style:style>
    <style:style style:name="T25" style:family="text">
      <style:text-properties style:font-name="SegoeUI,Bold" fo:font-size="9pt" fo:font-weight="bold" style:font-size-asian="9pt" style:font-weight-asian="bold"/>
    </style:style>
    <style:style style:name="T26" style:family="text">
      <style:text-properties style:font-name="SegoeUI,Italic" fo:font-size="10pt" fo:font-style="italic" style:font-size-asian="10pt" style:font-style-asian="italic"/>
    </style:style>
    <style:style style:name="T27" style:family="text">
      <style:text-properties style:font-name="Calibri,Italic" fo:font-size="11pt" fo:font-style="italic" style:font-size-asian="11pt" style:font-style-asian="italic"/>
    </style:style>
    <style:style style:name="T28" style:family="text">
      <style:text-properties officeooo:rsid="001cfafe"/>
    </style:style>
    <style:style style:name="T29" style:family="text">
      <style:text-properties style:font-name="Courier New" fo:font-size="11pt" officeooo:rsid="001cfafe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ick Installation of Packages</text:p>
      <text:p text:style-name="P9">The following sections describe the quick installation of packages for Ubuntu and</text:p>
      <text:p text:style-name="P9">Redhat/Centos.</text:p>
      <text:p text:style-name="P12">Ubuntu:</text:p>
      <text:p text:style-name="P9">sudo apt-get install -y gcc git make net-tools libncurses5-dev tftpd zlib1g-dev libssl-dev flex bison libselinux1 gnupg wget diffstat chrpath socat xterm autoconf libtool tar unzip texinfo zlib1g-dev gcc-multilib build-essential libsdl1.2-dev libglib2.0-dev zlib1g:i386 screen pax gzip</text:p>
      <text:p text:style-name="P4"/>
      <text:p text:style-name="P4"/>
      <text:p text:style-name="P5">clean:</text:p>
      <text:p text:style-name="P5">petalinux-build -x mrproper </text:p>
      <text:p text:style-name="P5"/>
      <text:p text:style-name="P5"/>
      <text:p text:style-name="P4">Run PetaLinux Tools Installer</text:p>
      <text:p text:style-name="P9">PetaLinux Tools installation is straight-forward. Without any options, the PetaLinux Tools</text:p>
      <text:p text:style-name="P9">are installed into the current working directory. Alternatively, an installation path may be</text:p>
      <text:p text:style-name="P9">specified.</text:p>
      <text:p text:style-name="P3"><text:span text:style-name="T3">For example: To install PetaLinux Tools under </text:span><text:span text:style-name="T7">/opt/pkg/petalinux/2018.3</text:span><text:span text:style-name="T3">:</text:span></text:p>
      <text:p text:style-name="P14">$ mkdir -p /opt/pkg/petalinux/2018.3</text:p>
      <text:p text:style-name="P14">$ ./petalinux-v2018.3-final-installer.run /opt/pkg/petalinux/2018.3</text:p>
      <text:p text:style-name="P3"><text:span text:style-name="T3">This installs the PetaLinux Tools into </text:span><text:span text:style-name="T7">/opt/pkg/petalinux/2018.3 </text:span><text:span text:style-name="T3">directory.</text:span></text:p>
      <text:p text:style-name="P3"><text:span text:style-name="T25">IMPORTANT: </text:span><text:span text:style-name="T26">Once installed, you cannot move or copy the installed directory. In the above example,</text:span></text:p>
      <text:p text:style-name="P16">you cannot move or copy /opt/pkg/petalinux.</text:p>
      <text:p text:style-name="P3"><text:span text:style-name="T11">Note: </text:span><text:span text:style-name="T6">You cannot install the tool as root user, instead the permissions for </text:span><text:span text:style-name="T9">/opt/pkg/petalinux</text:span></text:p>
      <text:p text:style-name="P3"><text:span text:style-name="T6">should be 755. It is not mandatory to install tool in </text:span><text:span text:style-name="T9">/opt/pkg/petalinux </text:span><text:span text:style-name="T6">directory. You can install</text:span></text:p>
      <text:p text:style-name="P10">at any desired location that has the 755 permissions.</text:p>
      <text:p text:style-name="P4"/>
      <text:p text:style-name="P4"/>
      <text:p text:style-name="P4">Steps to Set Up PetaLinux Working Environment</text:p>
      <text:p text:style-name="P9">1. Source the appropriate settings script:</text:p>
      <text:p text:style-name="P3"><text:span text:style-name="T5">° </text:span><text:span text:style-name="T3">For Bash as user login shell:</text:span></text:p>
      <text:p text:style-name="P14">$ source &lt;path-to-installed-PetaLinux&gt;/settings.sh</text:p>
      <text:p text:style-name="P3"><text:span text:style-name="T5">° </text:span><text:span text:style-name="T3">For C shell as user login shell:</text:span></text:p>
      <text:p text:style-name="P14">$ source &lt;path-to-installed-PetaLinux&gt;/settings.csh</text:p>
      <text:p text:style-name="P9">Below is an example of the output when sourcing the setup script for the first time:</text:p>
      <text:p text:style-name="P14">PetaLinux environment set to '/opt/pkg/petalinux'</text:p>
      <text:p text:style-name="P14">INFO: Checking free disk space</text:p>
      <text:p text:style-name="P14">INFO: Checking installed tools</text:p>
      <text:p text:style-name="P14">INFO: Checking installed development libraries</text:p>
      <text:p text:style-name="P14">INFO: Checking network and other services</text:p>
      <text:p text:style-name="P14">WARNING: No tftp server found - please see "PetaLinux SDK Installation Guide" for its</text:p>
      <text:p text:style-name="P14">impact and solution</text:p>
      <text:p text:style-name="P9">2. Verify that the working environment has been set:</text:p>
      <text:p text:style-name="P14">$ echo $PETALINUX</text:p>
      <text:p text:style-name="P14">/opt/pkg/petalinux</text:p>
      <text:p text:style-name="P3"><text:span text:style-name="T3">Environment variable "</text:span><text:span text:style-name="T7">$PETALINUX</text:span><text:span text:style-name="T3">" should point to the installed PetaLinux path. The</text:span></text:p>
      <text:p text:style-name="P9">output may be different from this example, based on the PetaLinux installation path.</text:p>
      <text:p text:style-name="P4"/>
      <text:p text:style-name="P4"><text:soft-page-break/></text:p>
      <text:p text:style-name="P2">WARNING: /bin/sh is not bash</text:p>
      <text:p text:style-name="P1">sudo rm /bin/sh</text:p>
      <text:p text:style-name="P1">sudo ln -s /bin/bash /bin/sh</text:p>
      <text:p text:style-name="P4"/>
      <text:p text:style-name="P4"/>
      <text:p text:style-name="P6">Design Flow Overview</text:p>
      <text:p text:style-name="P9">In general, the PetaLinux tools follow a sequential workflow model. The table below</text:p>
      <text:p text:style-name="P9">provides an example design workflow, demonstrating the order in which the tasks should</text:p>
      <text:p text:style-name="P9">be completed and the corresponding tool or workflow for that task.</text:p>
      <text:p text:style-name="P3"><text:span text:style-name="T27">Table 2-4: </text:span><text:span text:style-name="T1">Design Flow Overview</text:span></text:p>
      <text:p text:style-name="P7">Design Flow Step Tool / Workflow</text:p>
      <text:p text:style-name="P11">Hardware Platform Creation (for custom hardware only) Vivado</text:p>
      <text:p text:style-name="P11">Create PetaLinux Project petalinux-create -t project</text:p>
      <text:p text:style-name="P11">Initialize PetaLinux Project (for custom hardware only) petalinux-config --get-hw-description</text:p>
      <text:p text:style-name="P11">Configure System-Level Options petalinux-config</text:p>
      <text:p text:style-name="P11">Create User Components petalinux-create -t COMPONENT</text:p>
      <text:p text:style-name="P11">Configure the Linux Kernel petalinux-config -c kernel</text:p>
      <text:p text:style-name="P11">Configure the Root Filesystem petalinux-config -c rootfs</text:p>
      <text:p text:style-name="P11">Build the System petalinux-build</text:p>
      <text:p text:style-name="P11">Package for Deploying the System petalinux-package</text:p>
      <text:p text:style-name="P11">Boot the System for Testing petalinux-boot</text:p>
      <text:p text:style-name="P4"/>
      <text:p text:style-name="P4">Create New Project</text:p>
      <text:p text:style-name="P3"><text:span text:style-name="T3">The </text:span><text:span text:style-name="T7">petalinux-create </text:span><text:span text:style-name="T3">command is used to create a new PetaLinux project:</text:span></text:p>
      <text:p text:style-name="P25"><text:span text:style-name="T7">petalinux-create --type project --template </text:span><text:span text:style-name="T8">zynq</text:span><text:span text:style-name="T7"> --name</text:span><text:span text:style-name="T3"> </text:span><text:span text:style-name="T29">petaproj</text:span></text:p>
      <text:p text:style-name="P26"><text:span text:style-name="T3"/></text:p>
      <text:p text:style-name="P15">$ petalinux-create --type project --template &lt;PLATFORM&gt; --name</text:p>
      <text:p text:style-name="P15">&lt;PROJECT_NAME&gt;</text:p>
      <text:p text:style-name="P9">The parameters are as follows:</text:p>
      <text:p text:style-name="P3"><text:span text:style-name="T3">• </text:span><text:span text:style-name="T7">--template &lt;PLATFORM&gt; </text:span><text:span text:style-name="T3">- The following PLATFORM types are supported:</text:span></text:p>
      <text:p text:style-name="P3"><text:span text:style-name="T5">° </text:span><text:span text:style-name="T7">zynq </text:span><text:span text:style-name="T3">(for Zynq)</text:span></text:p>
      <text:p text:style-name="P3"><text:span text:style-name="T3">• </text:span><text:span text:style-name="T7">--name &lt;PROJECT_NAME&gt; </text:span><text:span text:style-name="T3">- The name of the project you are building.</text:span></text:p>
      <text:p text:style-name="P9">This command creates a new PetaLinux project folder from a default template. Later steps</text:p>
      <text:p text:style-name="P9">customize these settings to match the hardware project created previously.</text:p>
      <text:p text:style-name="P3"><text:span text:style-name="T3">If </text:span><text:span text:style-name="T7">--template </text:span><text:span text:style-name="T3">option is used instead of a BSP, you can use the petalinux-config command</text:span></text:p>
      <text:p text:style-name="P9">to choose default board configs, that are close to your board design, as shown below:</text:p>
      <text:p text:style-name="P8">1. petalinux-config—get-hw-description=&lt;PATH-TO-HDF/DSA-DIRECTORY&gt;</text:p>
      <text:p text:style-name="P8"/>
      <text:p text:style-name="P4">Steps to Import Hardware Configuration</text:p>
      <text:p text:style-name="P9">Steps to import hardware configuration are:</text:p>
      <text:p text:style-name="P9">1. Change into the directory of your PetaLinux project.</text:p>
      <text:p text:style-name="P14">$ cd &lt;plnx-proj-root&gt;</text:p>
      <text:p text:style-name="P3"><text:span text:style-name="T3">2. Import the hardware description with </text:span><text:span text:style-name="T7">petalinux-config </text:span><text:span text:style-name="T3">command, by giving the</text:span></text:p>
      <text:p text:style-name="P3"><text:span text:style-name="T3">path of the directory containing the</text:span><text:span text:style-name="T7">.hdf/.dsa </text:span><text:span text:style-name="T3">file as follows:</text:span></text:p>
      <text:p text:style-name="P14">$ petalinux-config --get-hw-description=&lt;path-to-directory-containing-hardware</text:p>
      <text:p text:style-name="P14"><text:soft-page-break/>description-file&gt;</text:p>
      <text:p text:style-name="P3"><text:span text:style-name="T11">Note: </text:span><text:span text:style-name="T6">If both DSA and HDF files are placed in the hardware description directory, the DSA file is</text:span></text:p>
      <text:p text:style-name="P10">given priority over the HDF file.</text:p>
      <text:p text:style-name="P3"><text:span text:style-name="T3">This launches the top system configuration menu when </text:span><text:span text:style-name="T7">petalinux-config</text:span></text:p>
      <text:p text:style-name="P3"><text:span text:style-name="T7">--get-hw-description </text:span><text:span text:style-name="T3">runs first time for the PetaLinux project or the tool detects there</text:span></text:p>
      <text:p text:style-name="P9">is a change in the system primary hardwares candidates:</text:p>
      <text:p text:style-name="P14">-*- ZYNQMP Configuration</text:p>
      <text:p text:style-name="P13">Linux Components Selection --→</text:p>
      <text:p text:style-name="P8"/>
      <text:p text:style-name="P8"/>
      <text:p text:style-name="P17">Auto Config Settings ---&gt;</text:p>
      <text:p text:style-name="P17">-*- Subsystem AUTO Hardware Settings ---&gt;</text:p>
      <text:p text:style-name="P17">DTG Settings ---&gt;</text:p>
      <text:p text:style-name="P17">ARM Trusted Firmware Compilation Configuration ---&gt;</text:p>
      <text:p text:style-name="P17">PMU FIRMWARE Configuration ---&gt;</text:p>
      <text:p text:style-name="P17">FPGA Manager ---&gt;</text:p>
      <text:p text:style-name="P17">u-boot Configuration ---&gt;</text:p>
      <text:p text:style-name="P17">Image Packaging Configuration ---&gt;</text:p>
      <text:p text:style-name="P17">Firmware Version Configuration ---&gt;</text:p>
      <text:p text:style-name="P17">Yocto Settings ---&gt;</text:p>
      <text:p text:style-name="P3"><text:span text:style-name="T14">Ensure </text:span><text:span text:style-name="T16">Subsystem AUTO Hardware Settings ---&gt; </text:span><text:span text:style-name="T14">is selected, and go into the menu which</text:span></text:p>
      <text:p text:style-name="P20">is similar to the following:</text:p>
      <text:p text:style-name="P17">Subsystem AUTO Hardware Settings</text:p>
      <text:p text:style-name="P17">System Processor (psu_cortexa53_0) ---&gt;</text:p>
      <text:p text:style-name="P17">Memory Settings ---&gt;</text:p>
      <text:p text:style-name="P17">Serial Settings ---&gt;</text:p>
      <text:p text:style-name="P17">Ethernet Settings ---&gt;</text:p>
      <text:p text:style-name="P17">Flash Settings ---&gt;</text:p>
      <text:p text:style-name="P17">SD/SDIO Settings ---&gt;</text:p>
      <text:p text:style-name="P17">RTC Settings ---&gt;</text:p>
      <text:p text:style-name="P17">[*]Advanced bootable images storage Settings ---&gt;</text:p>
      <text:p text:style-name="P3"><text:span text:style-name="T14">The </text:span><text:span text:style-name="T16">Subsystem AUTO Hardware Settings ---&gt; </text:span><text:span text:style-name="T14">menu allows customizing system wide</text:span></text:p>
      <text:p text:style-name="P20">hardware settings.</text:p>
      <text:p text:style-name="P20">This step may take a few minutes to complete. This is because the tool will parse the</text:p>
      <text:p text:style-name="P20">hardware description file for hardware information required to update the device tree,</text:p>
      <text:p text:style-name="P20">PetaLinux U-Boot configuration files and the kernel config files based on the “Auto Config</text:p>
      <text:p text:style-name="P20">Settings ---&gt;” and “Subsystem AUTO Hardware Settings ---&gt;” settings.</text:p>
      <text:p text:style-name="P3"><text:span text:style-name="T14">For example, if </text:span><text:span text:style-name="T12">ps7_ethernet_0 </text:span><text:span text:style-name="T14">as the </text:span><text:span text:style-name="T16">Primary Ethernet </text:span><text:span text:style-name="T14">is selected and you enable the</text:span></text:p>
      <text:p text:style-name="P20">auto update for kernel config and U-Boot config, the tool will automatically enable its</text:p>
      <text:p text:style-name="P20">kernel driver and also updates the U-Boot configuration headers for U-Boot to use the</text:p>
      <text:p text:style-name="P20">selected ethernet controller.</text:p>
      <text:p text:style-name="P3"><text:span text:style-name="T18">Note: </text:span><text:span text:style-name="T15">For more details on Auto Config Settings menu, see the </text:span><text:span text:style-name="T22">Settings</text:span><text:span text:style-name="T15">.</text:span></text:p>
      <text:p text:style-name="P3"><text:span text:style-name="T14">The </text:span><text:span text:style-name="T12">--oldconfig </text:span><text:span text:style-name="T14">option allows you to restore a prior configuration. Old configurations</text:span></text:p>
      <text:p text:style-name="Standard"><text:span text:style-name="T14">have the filename </text:span><text:span text:style-name="T12">CONFIG.old </text:span><text:span text:style-name="T14">within the directory containing the specified component.</text:span></text:p>
      <text:p text:style-name="P19"/>
      <text:p text:style-name="P19"/>
      <text:p text:style-name="P21">Build System Image</text:p>
      <text:p text:style-name="P22">Prerequisites</text:p>
      <text:p text:style-name="P20">This section assumes that you have PetaLinux Tools software platform ready for building a</text:p>
      <text:p text:style-name="P20">Linux system, customized to your hardware platform. For more information, see the</text:p>
      <text:p text:style-name="P3"><text:span text:style-name="T23">Importing Hardware Configuration</text:span><text:span text:style-name="T14">.</text:span></text:p>
      <text:p text:style-name="P22">Steps to Build PetaLinux System Image</text:p>
      <text:p text:style-name="P20">1. Change into the directory of your PetaLinux project.</text:p>
      <text:p text:style-name="P17">$ cd &lt;plnx-proj-root&gt;</text:p>
      <text:p text:style-name="P3"><text:span text:style-name="T14">2. Run </text:span><text:span text:style-name="T12">petalinux-build </text:span><text:span text:style-name="T14">to build the system image:</text:span></text:p>
      <text:p text:style-name="P17"><text:soft-page-break/>$ petalinux-build</text:p>
      <text:p text:style-name="P20">This step generates a device tree DTB file, a first stage bootloader (if selected), U-Boot,</text:p>
      <text:p text:style-name="P20">the Linux kernel, and a root filesystem image. Finally, it generates the necessary boot</text:p>
      <text:p text:style-name="P20">images.</text:p>
      <text:p text:style-name="P20">3. The compilation progress shows on the console. Wait until the compilation finishes.</text:p>
      <text:p text:style-name="P3"><text:span text:style-name="T17">TIP: </text:span><text:span text:style-name="T19">A detailed compilation log is in "</text:span><text:span text:style-name="T21">&lt;plnx-proj-root&gt;/build/build.log</text:span><text:span text:style-name="T19">" file.</text:span></text:p>
      <text:p text:style-name="P3"><text:span text:style-name="T14">When the build finishes, the generated images will be within the </text:span><text:span text:style-name="T12">&lt;plnx-proj-root&gt;/</text:span></text:p>
      <text:p text:style-name="Standard"><text:span text:style-name="T12">images </text:span><text:span text:style-name="T14">and </text:span><text:span text:style-name="T12">/tftpboot </text:span><text:span text:style-name="T14">directories.</text:span></text:p>
      <text:p text:style-name="P19"/>
      <text:p text:style-name="P19"/>
      <text:p text:style-name="P22">Default Image</text:p>
      <text:p text:style-name="P3"><text:span text:style-name="T14">When you run </text:span><text:span text:style-name="T12">petalinux-build</text:span><text:span text:style-name="T14">, it generates FIT image for Zynq-7000 devices and</text:span></text:p>
      <text:p text:style-name="P3"><text:span text:style-name="T14">MicroBlaze platforms. The RAM disk </text:span><text:span text:style-name="T12">image rootfs.cpio.gz.u-boot </text:span><text:span text:style-name="T14">will also be</text:span></text:p>
      <text:p text:style-name="P20">generated.</text:p>
      <text:p text:style-name="P3"><text:span text:style-name="T14">The full compilation log "</text:span><text:span text:style-name="T12">build.log</text:span><text:span text:style-name="T14">" is stored in the build subdirectory of your PetaLinux</text:span></text:p>
      <text:p text:style-name="P3"><text:span text:style-name="T14">project. The final image is </text:span><text:span text:style-name="T12">&lt;plnx-proj-root&gt;/images/linux/image.ub </text:span><text:span text:style-name="T14">which is a FIT</text:span></text:p>
      <text:p text:style-name="P3"><text:span text:style-name="T14">image. The kernel image (including rootfs) is "</text:span><text:span text:style-name="T12">Image</text:span><text:span text:style-name="T14">" for Zynq UltraScale+ MPSoC,</text:span></text:p>
      <text:p text:style-name="P3"><text:span text:style-name="T14">"</text:span><text:span text:style-name="T12">zImage</text:span><text:span text:style-name="T14">" for Zynq-7000 or "</text:span><text:span text:style-name="T12">image.elf</text:span><text:span text:style-name="T14">" for MicroBlaze and is located in the</text:span></text:p>
      <text:p text:style-name="P3"><text:span text:style-name="T14">"</text:span><text:span text:style-name="T12">&lt;plnx-proj-root&gt;</text:span><text:span text:style-name="T14">/</text:span><text:span text:style-name="T12">images</text:span><text:span text:style-name="T14">/</text:span><text:span text:style-name="T12">linux</text:span><text:span text:style-name="T14">" directory. Optionally, a copy is also placed in the</text:span></text:p>
      <text:p text:style-name="P3"><text:span text:style-name="T14">"/</text:span><text:span text:style-name="T12">tftpboot</text:span><text:span text:style-name="T14">" directory if this option is enabled in the system-level configuration for the</text:span></text:p>
      <text:p text:style-name="P20">PetaLinux project.</text:p>
      <text:p text:style-name="P3"><text:span text:style-name="T17">IMPORTANT: </text:span><text:span text:style-name="T19">By default, besides the kernel, rootfs and U-Boot, the PetaLinux project is configured to</text:span></text:p>
      <text:p text:style-name="P23">generate and build the first stage bootloader. For more details on the auto generated first stage</text:p>
      <text:p text:style-name="P3"><text:span text:style-name="T19">bootloader, see </text:span><text:span text:style-name="T24">Appendix C, Generating Boot Components</text:span><text:span text:style-name="T19">.</text:span></text:p>
      <text:p text:style-name="P22">Generate uImage</text:p>
      <text:p text:style-name="P3"><text:span text:style-name="T14">If you want to use uImage instead, you can use "</text:span><text:span text:style-name="T12">petalinux-package --image</text:span><text:span text:style-name="T14">" instead.</text:span></text:p>
      <text:p text:style-name="P20">For example:</text:p>
      <text:p text:style-name="P17">$ petalinux-package --image -c kernel --format uImage</text:p>
      <text:p text:style-name="P3"><text:span text:style-name="T14">The uImage will be generated to </text:span><text:span text:style-name="T12">images/linux </text:span><text:span text:style-name="T14">subdirectory of your PetaLinux project.</text:span></text:p>
      <text:p text:style-name="P20">You will then need to configure your U-Boot to boot with uImage. If you have selected</text:p>
      <text:p text:style-name="Standard"><text:span text:style-name="T14">"</text:span><text:span text:style-name="T12">PetaLinux u-boot config</text:span><text:span text:style-name="T14">" as your U-Boot config target, you can modify</text:span></text:p>
      <text:p text:style-name="P19"/>
      <text:p text:style-name="P19"/>
      <text:p text:style-name="P18">&lt;plnx-proj-root&gt;/project-spec/meta-user/recipes-bsp/u-boot/files/pl</text:p>
      <text:p text:style-name="P3"><text:span text:style-name="T7">atform-top.h </text:span><text:span text:style-name="T3">of your PetaLinux project to overwrite the</text:span></text:p>
      <text:p text:style-name="P3"><text:span text:style-name="T7">CONFIG_EXTRA_ENV_SETTINGS </text:span><text:span text:style-name="T3">macro to define your U-Boot boot command to boot</text:span></text:p>
      <text:p text:style-name="P8">with uImage.</text:p>
      <text:p text:style-name="P19"/>
      <text:p text:style-name="P21">Generate Boot Image for Zynq-7000 Devices</text:p>
      <text:p text:style-name="P3"><text:span text:style-name="T14">This section is for Zynq-7000 devices only and describes how to generate </text:span><text:span text:style-name="T12">BOOT.BIN</text:span><text:span text:style-name="T14">.</text:span></text:p>
      <text:p text:style-name="P22">Prerequisites</text:p>
      <text:p text:style-name="P20">This section assumes that you have built PetaLinux system image. For more information, see</text:p>
      <text:p text:style-name="P3"><text:span text:style-name="T23">Build System Image</text:span><text:span text:style-name="T14">.</text:span></text:p>
      <text:p text:style-name="P22">Generate Boot Image</text:p>
      <text:p text:style-name="P20">Before executing this step, ensure you have built the hardware bitstream. The boot image</text:p>
      <text:p text:style-name="P20">can be put into Flash or SD card. When you power on the board, it can boot from the boot</text:p>
      <text:p text:style-name="P20">image. A boot image usually contains a first stage bootloader image, FPGA bitstream</text:p>
      <text:p text:style-name="P20"><text:soft-page-break/>(optional) and U-Boot.</text:p>
      <text:p text:style-name="P3"><text:span text:style-name="T14">Follow the step below to generate the boot image in "</text:span><text:span text:style-name="T12">.BIN</text:span><text:span text:style-name="T14">" format.</text:span></text:p>
      <text:p text:style-name="P17">$ petalinux-package --boot --fsbl &lt;FSBL image&gt; --fpga &lt;FPGA bitstream&gt; --u-boot</text:p>
      <text:p text:style-name="P3"><text:span text:style-name="T14">For detailed usage, see the --help option or </text:span><text:span text:style-name="T20">PetaLinux Tools Documentation: PetaLinux</text:span></text:p>
      <text:p text:style-name="Standard"><text:span text:style-name="T20">Command Line Reference </text:span><text:span text:style-name="T14">(UG1157) </text:span><text:span text:style-name="T23">[Ref 4]</text:span><text:span text:style-name="T14">.</text:span></text:p>
      <text:p text:style-name="Standard"><text:span text:style-name="T14"/></text:p>
      <text:p text:style-name="P3"><text:span text:style-name="T10">petalinux-package --boot --format BIN --fsbl images/linux/zynq_fsbl.elf --u-boot images/linux/u-boot.elf --fpga images/linux/*.b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,Bold" svg:font-family="'Calibri,Bold'" style:font-family-generic="roman" style:font-pitch="variable"/>
    <style:font-face style:name="Calibri,BoldItalic" svg:font-family="'Calibri,BoldItalic'" style:font-family-generic="roman" style:font-pitch="variable"/>
    <style:font-face style:name="Calibri,Italic" svg:font-family="'Calibri,Italic'" style:font-family-generic="roman" style:font-pitch="variable"/>
    <style:font-face style:name="CourierNew" svg:font-family="CourierNew" style:font-family-generic="roman" style:font-pitch="variable"/>
    <style:font-face style:name="CourierNew,Italic" svg:font-family="'CourierNew,Italic'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Bold" svg:font-family="'SegoeUI,Bold'" style:font-family-generic="roman" style:font-pitch="variable"/>
    <style:font-face style:name="SegoeUI,Italic" svg:font-family="'SegoeUI,Italic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17:22:58.232000000</meta:creation-date>
    <dc:date>2020-08-25T17:54:45.817000000</dc:date>
    <meta:editing-duration>PT2H8M24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5" meta:paragraph-count="178" meta:word-count="1425" meta:character-count="9698" meta:non-whitespace-character-count="8500"/>
  </office:meta>
</office:document-meta>
</file>